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3" style:family="paragraph" style:parent-style-name="Text_20_body_20__28_user_29_">
      <style:paragraph-properties fo:break-before="page"/>
      <style:text-properties style:font-name="Times New Roman2" fo:font-size="14pt" fo:language="en" fo:country="US" fo:font-weight="normal" officeooo:paragraph-rsid="00184445" style:font-size-asian="14pt" style:font-weight-asian="normal" style:font-size-complex="14pt" style:font-weight-complex="normal"/>
    </style:style>
    <style:style style:name="P4" style:family="paragraph" style:parent-style-name="Heading_20_2">
      <style:paragraph-properties fo:line-height="150%" fo:break-before="page"/>
      <style:text-properties style:font-name="Times New Roman2" fo:font-size="14pt" style:font-size-asian="14pt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font-name="Times New Roman2" fo:font-size="14pt" style:font-size-asian="14pt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8" style:family="paragraph" style:parent-style-name="Standard_20__28_user_29_">
      <style:paragraph-properties fo:text-align="justify" style:justify-single-word="false"/>
      <style:text-properties style:font-name="Times New Roman2" fo:font-size="14pt" style:font-size-asian="14pt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2" style:family="paragraph" style:parent-style-name="Standard_20__28_user_29_">
      <style:paragraph-properties fo:margin-left="0cm" fo:margin-right="0cm" fo:text-indent="0cm" style:auto-text-indent="false"/>
      <style:text-properties style:font-name="Times New Roman2" fo:font-size="14pt" style:font-size-asian="14pt" style:font-size-complex="14pt"/>
    </style:style>
    <style:style style:name="P13" style:family="paragraph" style:parent-style-name="Text_20_body_20__28_user_29_">
      <style:paragraph-properties fo:margin-left="0cm" fo:margin-right="0cm" fo:text-indent="0cm" style:auto-text-indent="false"/>
      <style:text-properties style:font-name="Times New Roman2" fo:font-size="14pt" fo:font-weight="normal" officeooo:paragraph-rsid="00184445" style:font-size-asian="14pt" style:font-weight-asian="normal" style:font-size-complex="14pt" style:font-weight-complex="normal"/>
    </style:style>
    <style:style style:name="P14" style:family="paragraph" style:parent-style-name="Text_20_body_20__28_user_29_">
      <style:paragraph-properties fo:margin-left="0cm" fo:margin-right="0cm" fo:line-height="150%" fo:text-indent="0cm" style:auto-text-indent="false"/>
      <style:text-properties officeooo:paragraph-rsid="001a0caf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2c5e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a0caf"/>
    </style:style>
    <style:style style:name="P1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style:font-name="Times New Roman2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8" style:family="paragraph" style:parent-style-name="Text_20_body_20__28_user_29_">
      <style:paragraph-properties fo:line-height="150%"/>
      <style:text-properties style:font-name="Times New Roman2" fo:font-size="14pt" style:font-size-asian="14pt" style:font-size-complex="14pt"/>
    </style:style>
    <style:style style:name="P19" style:family="paragraph" style:parent-style-name="Text_20_body_20__28_user_29_">
      <style:text-properties style:font-name="Times New Roman2" fo:font-size="14pt" fo:font-weight="normal" officeooo:paragraph-rsid="00184445" style:font-size-asian="14pt" style:font-weight-asian="normal" style:font-size-complex="14pt" style:font-weight-complex="normal"/>
    </style:style>
    <style:style style:name="P20" style:family="paragraph" style:parent-style-name="Text_20_body_20__28_user_29_">
      <style:text-properties style:font-name="Times New Roman2" fo:font-size="14pt" fo:font-weight="normal" officeooo:paragraph-rsid="0018c92e" style:font-size-asian="14pt" style:font-weight-asian="normal" style:font-size-complex="14pt" style:font-weight-complex="normal"/>
    </style:style>
    <style:style style:name="P21" style:family="paragraph" style:parent-style-name="Text_20_body_20__28_user_29_">
      <style:paragraph-properties fo:line-height="150%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_20__28_user_29_">
      <style:text-properties style:font-name="Times New Roman2" fo:font-size="14pt" fo:language="en" fo:country="US" fo:font-weight="normal" officeooo:rsid="00184445" officeooo:paragraph-rsid="00184445" style:font-size-asian="14pt" style:font-weight-asian="normal" style:font-size-complex="14pt" style:font-weight-complex="normal"/>
    </style:style>
    <style:style style:name="P23" style:family="paragraph" style:parent-style-name="Text_20_body_20__28_user_29_">
      <style:text-properties style:font-name="Times New Roman2" fo:font-size="14pt" fo:language="en" fo:country="US" fo:font-weight="normal" officeooo:paragraph-rsid="0018c92e" style:font-size-asian="14pt" style:font-weight-asian="normal" style:font-size-complex="14pt" style:font-weight-complex="normal"/>
    </style:style>
    <style:style style:name="P24" style:family="paragraph" style:parent-style-name="Text_20_body_20__28_user_29_">
      <style:text-properties style:font-name="Times New Roman2" fo:font-size="14pt" fo:language="en" fo:country="US" fo:font-weight="normal" officeooo:paragraph-rsid="00184445" style:font-size-asian="14pt" style:font-weight-asian="normal" style:font-size-complex="14pt" style:font-weight-complex="normal"/>
    </style:style>
    <style:style style:name="P25" style:family="paragraph" style:parent-style-name="Text_20_body_20__28_user_29_">
      <style:paragraph-properties fo:margin-left="1.251cm" fo:margin-right="0cm" fo:line-height="150%" fo:text-indent="0cm" style:auto-text-indent="false"/>
    </style:style>
    <style:style style:name="P26" style:family="paragraph" style:parent-style-name="Text_20_body_20__28_user_29_">
      <style:paragraph-properties fo:margin-left="1.251cm" fo:margin-right="0cm" fo:line-height="150%" fo:text-indent="0cm" style:auto-text-indent="false"/>
      <style:text-properties fo:font-weight="normal" officeooo:rsid="001a0caf" officeooo:paragraph-rsid="001a0caf" style:font-weight-asian="normal" style:font-weight-complex="normal"/>
    </style:style>
    <style:style style:name="P27" style:family="paragraph" style:parent-style-name="Text_20_body_20__28_user_29_">
      <style:paragraph-properties fo:margin-left="1.251cm" fo:margin-right="0cm" fo:line-height="150%" fo:text-indent="0cm" style:auto-text-indent="false"/>
      <style:text-properties fo:font-weight="normal" officeooo:rsid="001a0caf" officeooo:paragraph-rsid="001b3e08" style:font-weight-asian="normal" style:font-weight-complex="normal"/>
    </style:style>
    <style:style style:name="P28" style:family="paragraph" style:parent-style-name="Heading_20_2">
      <style:paragraph-properties fo:line-height="150%"/>
      <style:text-properties style:font-name="Times New Roman2" fo:font-size="14pt" style:font-size-asian="14pt" style:font-size-complex="14pt"/>
    </style:style>
    <style:style style:name="P29" style:family="paragraph" style:parent-style-name="Heading_20_2">
      <style:paragraph-properties fo:line-height="150%"/>
      <style:text-properties officeooo:paragraph-rsid="001b3e08"/>
    </style:style>
    <style:style style:name="P30" style:family="paragraph" style:parent-style-name="Heading_20_2">
      <style:paragraph-properties fo:line-height="150%"/>
      <style:text-properties officeooo:rsid="001b3e08" officeooo:paragraph-rsid="001b3e08"/>
    </style:style>
    <style:style style:name="P31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32" style:family="paragraph" style:parent-style-name="Heading_20_2">
      <style:paragraph-properties fo:line-height="150%"/>
      <style:text-properties style:use-window-font-color="true" style:font-name="Times New Roman2" fo:font-size="14pt" fo:language="ru" fo:country="RU" fo:font-weight="normal" officeooo:rsid="001b3e08" officeooo:paragraph-rsid="001b3e08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33" style:family="paragraph" style:parent-style-name="Heading_20_2">
      <style:paragraph-properties fo:line-height="150%"/>
      <style:text-properties style:font-name="Times New Roman2" fo:font-size="14pt" style:font-size-asian="14pt" style:font-size-complex="14pt"/>
    </style:style>
    <style:style style:name="P34" style:family="paragraph" style:parent-style-name="Heading_20_2">
      <style:paragraph-properties fo:line-height="150%"/>
      <style:text-properties style:font-name="Times New Roman2" fo:font-size="14pt" officeooo:paragraph-rsid="001f73e6" style:font-size-asian="14pt" style:font-size-complex="14pt"/>
    </style:style>
    <style:style style:name="P35" style:family="paragraph" style:parent-style-name="Heading_20_2">
      <style:paragraph-properties fo:line-height="150%"/>
      <style:text-properties style:font-name="Times New Roman2" fo:font-size="14pt" fo:font-weight="normal" officeooo:paragraph-rsid="001b3e08" style:font-size-asian="14pt" style:font-weight-asian="normal" style:font-size-complex="14pt" style:font-weight-complex="normal"/>
    </style:style>
    <style:style style:name="P36" style:family="paragraph" style:parent-style-name="Heading_20_2">
      <style:paragraph-properties fo:line-height="150%"/>
      <style:text-properties style:font-name="Times New Roman2" fo:font-size="14pt" fo:font-weight="normal" officeooo:paragraph-rsid="001f73e6" style:font-size-asian="14pt" style:font-weight-asian="normal" style:font-size-complex="14pt" style:font-weight-complex="normal"/>
    </style:style>
    <style:style style:name="P37" style:family="paragraph" style:parent-style-name="Heading_20_2" style:list-style-name="L3">
      <style:paragraph-properties fo:line-height="150%"/>
      <style:text-properties officeooo:paragraph-rsid="001f73e6"/>
    </style:style>
    <style:style style:name="P38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39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P40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2" fo:font-size="14pt" style:font-size-asian="14pt" style:font-size-complex="14pt"/>
    </style:style>
    <style:style style:name="P41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2" fo:font-size="14pt" officeooo:paragraph-rsid="00166f6a" style:font-size-asian="14pt" style:font-size-complex="14pt"/>
    </style:style>
    <style:style style:name="P42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2" fo:font-size="14pt" officeooo:rsid="00175f55" officeooo:paragraph-rsid="00175f55" style:font-size-asian="14pt" style:font-size-complex="14pt"/>
    </style:style>
    <style:style style:name="P43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2" fo:font-size="14pt" fo:language="en" fo:country="US" style:font-size-asian="14pt" style:language-asian="ru" style:country-asian="RU" style:font-size-complex="14pt" style:language-complex="ar" style:country-complex="SA"/>
    </style:style>
    <style:style style:name="P44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2" fo:font-size="14pt" fo:language="en" fo:country="US" officeooo:paragraph-rsid="00166f6a" style:font-size-asian="14pt" style:language-asian="ru" style:country-asian="RU" style:font-size-complex="14pt" style:language-complex="ar" style:country-complex="SA"/>
    </style:style>
    <style:style style:name="P45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2" fo:font-size="14pt" fo:language="en" fo:country="US" officeooo:paragraph-rsid="00175f55" style:font-size-asian="14pt" style:language-asian="ru" style:country-asian="RU" style:font-size-complex="14pt" style:language-complex="ar" style:country-complex="SA"/>
    </style:style>
    <style:style style:name="P46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2" fo:font-size="14pt" fo:language="en" fo:country="US" officeooo:rsid="00175f55" officeooo:paragraph-rsid="00175f55" style:font-size-asian="14pt" style:language-asian="ru" style:country-asian="RU" style:font-size-complex="14pt" style:language-complex="ar" style:country-complex="SA"/>
    </style:style>
    <style:style style:name="P47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2" fo:font-size="14pt" fo:language="en" fo:country="US" officeooo:rsid="00175f55" officeooo:paragraph-rsid="00184445" style:font-size-asian="14pt" style:language-asian="ru" style:country-asian="RU" style:font-size-complex="14pt" style:language-complex="ar" style:country-complex="SA"/>
    </style:style>
    <style:style style:name="P48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</style:style>
    <style:style style:name="P49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officeooo:paragraph-rsid="00166f6a"/>
    </style:style>
    <style:style style:name="P50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officeooo:paragraph-rsid="00175f55"/>
    </style:style>
    <style:style style:name="P51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officeooo:paragraph-rsid="00184445"/>
    </style:style>
    <style:style style:name="P52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use-window-font-color="true" style:font-name="Times New Roman2" fo:font-size="14pt" fo:language="en" fo:country="US" officeooo:rsid="00166f6a" officeooo:paragraph-rsid="00166f6a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P53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use-window-font-color="true" style:font-name="Times New Roman2" fo:font-size="14pt" fo:language="en" fo:country="US" officeooo:rsid="00166f6a" officeooo:paragraph-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P54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use-window-font-color="true" style:font-name="Times New Roman2" fo:font-size="14pt" fo:language="en" fo:country="US" officeooo:rsid="00175f55" officeooo:paragraph-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P55" style:family="paragraph" style:parent-style-name="Text_20_body_20__28_user_29_">
      <style:paragraph-properties fo:line-height="150%"/>
      <style:text-properties style:font-name="Times New Roman2" fo:font-size="14pt" fo:font-weight="normal" officeooo:paragraph-rsid="001a0caf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56" style:family="paragraph" style:parent-style-name="Text_20_body_20__28_user_29_" style:list-style-name="L1">
      <style:paragraph-properties fo:line-height="150%"/>
      <style:text-properties style:font-name="Times New Roman2" fo:font-size="14pt" fo:font-weight="normal" officeooo:paragraph-rsid="001a0caf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57" style:family="paragraph" style:parent-style-name="Text_20_body_20__28_user_29_">
      <style:text-properties style:font-name="Times New Roman2" fo:font-size="14pt" style:font-size-asian="14pt" style:font-size-complex="14pt"/>
    </style:style>
    <style:style style:name="P58" style:family="paragraph" style:parent-style-name="Text_20_body_20__28_user_29_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59" style:family="paragraph" style:parent-style-name="Text_20_body_20__28_user_29_">
      <style:text-properties style:font-name="Times New Roman2" fo:font-size="14pt" fo:language="en" fo:country="US" fo:font-weight="normal" officeooo:rsid="00184445" officeooo:paragraph-rsid="00184445" style:font-size-asian="14pt" style:font-weight-asian="normal" style:font-size-complex="14pt" style:font-weight-complex="normal"/>
    </style:style>
    <style:style style:name="P60" style:family="paragraph" style:parent-style-name="Text_20_body_20__28_user_29_" style:list-style-name="L2">
      <style:paragraph-properties fo:line-height="150%"/>
      <style:text-properties officeooo:paragraph-rsid="001a0caf"/>
    </style:style>
    <style:style style:name="P61" style:family="paragraph" style:parent-style-name="Text_20_body_20__28_user_29_">
      <style:text-properties fo:font-weight="normal" style:font-weight-asian="normal" style:font-weight-complex="normal"/>
    </style:style>
    <style:style style:name="P62" style:family="paragraph" style:parent-style-name="Text_20_body_20__28_user_29_">
      <style:text-properties fo:font-weight="normal" officeooo:paragraph-rsid="00184445" style:font-weight-asian="normal" style:font-weight-complex="normal"/>
    </style:style>
    <style:style style:name="P63" style:family="paragraph" style:parent-style-name="Text_20_body_20__28_user_29_">
      <style:text-properties fo:font-weight="normal" officeooo:paragraph-rsid="00234055" style:font-weight-asian="normal" style:font-weight-complex="normal"/>
    </style:style>
    <style:style style:name="P64" style:family="paragraph" style:parent-style-name="Text_20_body_20__28_user_29_">
      <style:text-properties officeooo:paragraph-rsid="00234055"/>
    </style:style>
    <style:style style:name="P65" style:family="paragraph" style:parent-style-name="Text_20_body_20__28_user_29_">
      <style:paragraph-properties fo:margin-left="0cm" fo:margin-right="0cm" fo:line-height="150%" fo:text-indent="0cm" style:auto-text-indent="false"/>
      <style:text-properties style:font-name="Times New Roman2" fo:font-size="14pt" fo:font-weight="normal" officeooo:paragraph-rsid="001a0caf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66" style:family="paragraph" style:parent-style-name="Text_20_body_20__28_user_29_">
      <style:paragraph-properties fo:margin-left="1.251cm" fo:margin-right="0cm" fo:line-height="150%" fo:text-indent="0cm" style:auto-text-indent="false"/>
      <style:text-properties style:use-window-font-color="true" style:font-name="Times New Roman2" fo:font-size="14pt" fo:language="ru" fo:country="RU" fo:font-weight="normal" officeooo:rsid="001a0caf" officeooo:paragraph-rsid="001a0caf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67" style:family="paragraph" style:parent-style-name="Text_20_body_20__28_user_29_">
      <style:paragraph-properties fo:margin-left="1.251cm" fo:margin-right="0cm" fo:line-height="150%" fo:text-indent="0cm" style:auto-text-indent="false"/>
      <style:text-properties style:font-name="Times New Roman2" fo:font-size="14pt" fo:font-weight="normal" officeooo:rsid="001a0caf" officeooo:paragraph-rsid="001a0caf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68" style:family="paragraph" style:parent-style-name="Text_20_body_20__28_user_29_">
      <style:paragraph-properties fo:margin-left="1.251cm" fo:margin-right="0cm" fo:line-height="150%" fo:text-indent="0cm" style:auto-text-indent="false"/>
      <style:text-properties style:font-name="Times New Roman2" fo:font-size="14pt" fo:font-weight="normal" officeooo:rsid="001a0caf" officeooo:paragraph-rsid="001b3e08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69" style:family="paragraph" style:parent-style-name="Text_20_body_20__28_user_29_">
      <style:paragraph-properties fo:margin-left="1.251cm" fo:margin-right="0cm" fo:line-height="150%" fo:text-indent="0cm" style:auto-text-indent="false"/>
      <style:text-properties style:font-name="Times New Roman2" fo:font-size="14pt" officeooo:paragraph-rsid="001a0caf" style:font-size-asian="14pt" style:language-asian="ru" style:country-asian="RU" style:font-size-complex="14pt" style:language-complex="ar" style:country-complex="SA"/>
    </style:style>
    <style:style style:name="T1" style:family="text">
      <style:text-properties fo:text-transform="uppercase" style:font-name="Times New Roman2" fo:font-size="14pt" style:font-size-asian="14pt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T4" style:family="text">
      <style:text-properties style:language-asian="ru" style:country-asian="RU" style:language-complex="ar" style:country-complex="SA"/>
    </style:style>
    <style:style style:name="T5" style:family="text">
      <style:text-properties officeooo:rsid="00166f6a" style:language-asian="ru" style:country-asian="RU" style:language-complex="ar" style:country-complex="S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3f75" style:font-weight-asian="normal" style:font-weight-complex="normal"/>
    </style:style>
    <style:style style:name="T8" style:family="text">
      <style:text-properties fo:font-weight="normal" officeooo:rsid="001f73e6" style:font-weight-asian="normal" style:font-weight-complex="normal"/>
    </style:style>
    <style:style style:name="T9" style:family="text">
      <style:text-properties fo:font-weight="normal" officeooo:rsid="001a0caf" style:font-weight-asian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language-asian="ru" style:country-asian="RU" style:language-complex="ar" style:country-complex="SA"/>
    </style:style>
    <style:style style:name="T12" style:family="text">
      <style:text-properties fo:language="en" fo:country="US" officeooo:rsid="00175f55" style:language-asian="ru" style:country-asian="RU" style:language-complex="ar" style:country-complex="SA"/>
    </style:style>
    <style:style style:name="T13" style:family="text">
      <style:text-properties fo:language="en" fo:country="US" officeooo:rsid="00184445" style:language-asian="ru" style:country-asian="RU" style:language-complex="ar" style:country-complex="SA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184445" style:font-weight-asian="bold" style:font-weight-complex="bold"/>
    </style:style>
    <style:style style:name="T16" style:family="text">
      <style:text-properties style:use-window-font-color="true" fo:language="ru" fo:country="RU" officeooo:rsid="00122c5e" style:letter-kerning="true" style:font-name-asian="Times New Roman3" style:language-asian="zh" style:country-asian="CN" style:font-name-complex="Times New Roman3" style:language-complex="hi" style:country-complex="IN"/>
    </style:style>
    <style:style style:name="T17" style:family="text">
      <style:text-properties style:use-window-font-color="true" fo:language="ru" fo:country="RU" officeooo:rsid="001a0caf" style:letter-kerning="true" style:font-name-asian="Times New Roman3" style:language-asian="ru" style:country-asian="RU" style:font-name-complex="Times New Roman3" style:language-complex="ar" style:country-complex="SA"/>
    </style:style>
    <style:style style:name="T18" style:family="text">
      <style:text-properties style:use-window-font-color="true" fo:language="ru" fo:country="RU" fo:font-weight="normal" officeooo:rsid="001a0caf" style:letter-kerning="true" style:font-name-asian="Times New Roman3" style:language-asian="ru" style:country-asian="RU" style:font-weight-asian="normal" style:font-name-complex="Times New Roman3" style:language-complex="ar" style:country-complex="SA" style:font-weight-complex="normal"/>
    </style:style>
    <style:style style:name="T19" style:family="text">
      <style:text-properties style:use-window-font-color="true" style:font-name="Times New Roman2" fo:font-size="14pt" fo:language="ru" fo:country="RU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0" style:family="text">
      <style:text-properties style:use-window-font-color="true" style:font-name="Times New Roman2" fo:font-size="14pt" fo:language="ru" fo:country="RU" officeooo:rsid="00166f6a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1" style:family="text">
      <style:text-properties style:use-window-font-color="true" style:font-name="Times New Roman2" fo:font-size="14pt" fo:language="ru" fo:country="RU" officeooo: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2" style:family="text">
      <style:text-properties style:use-window-font-color="true" style:font-name="Times New Roman2" fo:font-size="14pt" fo:language="ru" fo:country="RU" officeooo:rsid="001b3e08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3" style:family="text">
      <style:text-properties style:use-window-font-color="true" style:font-name="Times New Roman2" fo:font-size="14pt" fo:language="ru" fo:country="RU" officeooo:rsid="001d31c7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4" style:family="text">
      <style:text-properties style:use-window-font-color="true" style:font-name="Times New Roman2" fo:font-size="14pt" fo:language="ru" fo:country="RU" fo:font-style="italic" officeooo:rsid="001433a9" style:letter-kerning="true" style:font-name-asian="Times New Roman3" style:font-size-asian="14pt" style:language-asian="zh" style:country-asian="CN" style:font-style-asian="italic" style:font-name-complex="Mangal" style:font-size-complex="14pt" style:language-complex="hi" style:country-complex="IN" style:font-style-complex="italic"/>
    </style:style>
    <style:style style:name="T25" style:family="text">
      <style:text-properties style:use-window-font-color="true" style:font-name="Times New Roman2" fo:font-size="14pt" fo:language="ru" fo:country="RU" fo:font-weight="bold" officeooo:rsid="001a0caf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26" style:family="text">
      <style:text-properties style:use-window-font-color="true" style:font-name="Times New Roman2" fo:font-size="14pt" fo:language="ru" fo:country="RU" fo:font-weight="bold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27" style:family="text">
      <style:text-properties style:use-window-font-color="true" style:font-name="Times New Roman2" fo:font-size="14pt" fo:language="ru" fo:country="RU" fo:font-weight="bold" officeooo:rsid="001a0caf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28" style:family="text">
      <style:text-properties style:use-window-font-color="true" style:font-name="Times New Roman2" fo:font-size="14pt" fo:language="ru" fo:country="RU" fo:font-weight="normal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29" style:family="text">
      <style:text-properties style:use-window-font-color="true" style:font-name="Times New Roman2" fo:font-size="14pt" fo:language="ru" fo:country="RU" fo:font-weight="normal" officeooo:rsid="001a0caf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30" style:family="text">
      <style:text-properties style:use-window-font-color="true" style:font-name="Times New Roman2" fo:font-size="14pt" fo:language="ru" fo:country="RU" fo:font-weight="normal" officeooo:rsid="001a3f75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31" style:family="text">
      <style:text-properties style:use-window-font-color="true" style:font-name="Times New Roman2" fo:font-size="14pt" fo:language="ru" fo:country="RU" fo:font-weight="normal" officeooo:rsid="001b3e08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32" style:family="text">
      <style:text-properties style:use-window-font-color="true" style:font-name="Times New Roman2" fo:font-size="14pt" fo:language="ru" fo:country="RU" fo:font-weight="normal" officeooo:rsid="001f73e6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33" style:family="text">
      <style:text-properties style:use-window-font-color="true" style:font-name="Times New Roman2" fo:font-size="14pt" fo:language="en" fo:country="US" officeooo:rsid="001433a9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34" style:family="text">
      <style:text-properties style:use-window-font-color="true" style:font-name="Times New Roman2" fo:font-size="14pt" fo:language="en" fo:country="US" officeooo:rsid="00184445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35" style:family="text">
      <style:text-properties style:use-window-font-color="true" style:font-name="Times New Roman2" fo:font-size="14pt" fo:language="en" fo:country="US" officeooo:rsid="00216767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36" style:family="text">
      <style:text-properties style:use-window-font-color="true" style:font-name="Times New Roman2" fo:font-size="14pt" fo:language="en" fo:country="US" officeooo:rsid="0015861c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37" style:family="text">
      <style:text-properties style:use-window-font-color="true" style:font-name="Times New Roman2" fo:font-size="14pt" fo:language="en" fo:country="US" officeooo:rsid="0015be1f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38" style:family="text">
      <style:text-properties style:use-window-font-color="true" style:font-name="Times New Roman2" fo:font-size="14pt" fo:language="en" fo:country="US" officeooo:rsid="00166f6a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39" style:family="text">
      <style:text-properties style:use-window-font-color="true" style:font-name="Times New Roman2" fo:font-size="14pt" fo:language="en" fo:country="US" officeooo: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40" style:family="text">
      <style:text-properties style:use-window-font-color="true" style:font-name="Times New Roman2" fo:font-size="14pt" fo:language="en" fo:country="US" fo:font-weight="bold" officeooo:rsid="001433a9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41" style:family="text">
      <style:text-properties style:use-window-font-color="true" style:font-name="Times New Roman2" fo:font-size="14pt" fo:language="en" fo:country="US" fo:font-weight="bold" officeooo:rsid="00184445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42" style:family="text">
      <style:text-properties style:use-window-font-color="true" style:font-name="Times New Roman2" fo:font-size="14pt" fo:language="en" fo:country="US" fo:font-weight="bold" officeooo:rsid="00216767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43" style:family="text">
      <style:text-properties style:use-window-font-color="true" fo:language="en" fo:country="US" officeooo:rsid="0015be1f" style:letter-kerning="true" style:font-name-asian="Times New Roman3" style:language-asian="ru" style:country-asian="RU" style:font-name-complex="Times New Roman3" style:language-complex="ar" style:country-complex="SA"/>
    </style:style>
    <style:style style:name="T44" style:family="text">
      <style:text-properties style:use-window-font-color="true" fo:language="en" fo:country="US" officeooo:rsid="00166f6a" style:letter-kerning="true" style:font-name-asian="Times New Roman3" style:language-asian="ru" style:country-asian="RU" style:font-name-complex="Times New Roman3" style:language-complex="ar" style:country-complex="SA"/>
    </style:style>
    <style:style style:name="T45" style:family="text"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T46" style:family="text"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47" style:family="text">
      <style:text-properties style:font-name="Times New Roman2" fo:font-size="14pt" fo:font-weight="bold" officeooo:rsid="001a3f75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48" style:family="text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T49" style:family="text"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T50" style:family="text">
      <style:text-properties style:font-name="Times New Roman2" fo:font-size="14pt" officeooo:rsid="00175f55" style:font-size-asian="14pt" style:language-asian="ru" style:country-asian="RU" style:font-size-complex="14pt" style:language-complex="ar" style:country-complex="SA"/>
    </style:style>
    <style:style style:name="T51" style:family="text">
      <style:text-properties style:font-name="Times New Roman2" fo:font-size="14pt" officeooo:rsid="001a3f75" style:font-size-asian="14pt" style:language-asian="ru" style:country-asian="RU" style:font-size-complex="14pt" style:language-complex="ar" style:country-complex="SA"/>
    </style:style>
    <style:style style:name="T52" style:family="text">
      <style:text-properties style:font-name="Times New Roman2" fo:font-size="14pt" style:font-size-asian="14pt" style:font-size-complex="14pt"/>
    </style:style>
    <style:style style:name="T53" style:family="text">
      <style:text-properties style:font-name="Times New Roman2" fo:font-size="14pt" fo:language="en" fo:country="US" style:font-size-asian="14pt" style:font-size-complex="14pt"/>
    </style:style>
    <style:style style:name="T54" style:family="text">
      <style:text-properties style:font-name="Times New Roman2" fo:font-size="14pt" fo:language="en" fo:country="US" officeooo:rsid="00184445" style:font-size-asian="14pt" style:font-size-complex="14pt"/>
    </style:style>
    <style:style style:name="T55" style:family="text">
      <style:text-properties style:font-name="Times New Roman2" fo:font-size="14pt" fo:language="en" fo:country="US" style:font-size-asian="14pt" style:language-asian="ru" style:country-asian="RU" style:font-size-complex="14pt" style:language-complex="ar" style:country-complex="SA"/>
    </style:style>
    <style:style style:name="T56" style:family="text">
      <style:text-properties style:font-name="Times New Roman2" fo:font-size="14pt" fo:language="en" fo:country="US" fo:font-weight="bold" style:font-size-asian="14pt" style:font-weight-asian="bold" style:font-size-complex="14pt" style:font-weight-complex="bold"/>
    </style:style>
    <style:style style:name="T57" style:family="text">
      <style:text-properties style:font-name="Times New Roman2" fo:font-size="14pt" fo:language="en" fo:country="US" fo:font-weight="bold" officeooo:rsid="00184445" style:font-size-asian="14pt" style:font-weight-asian="bold" style:font-size-complex="14pt" style:font-weight-complex="bold"/>
    </style:style>
    <style:style style:name="T58" style:family="text">
      <style:text-properties style:font-name="Times New Roman2" fo:font-size="14pt" fo:language="en" fo:country="US" fo:font-weight="bold" officeooo:rsid="00216767" style:font-size-asian="14pt" style:font-weight-asian="bold" style:font-size-complex="14pt" style:font-weight-complex="bold"/>
    </style:style>
    <style:style style:name="T59" style:family="text">
      <style:text-properties style:font-name="Times New Roman2" fo:font-size="14pt" fo:language="en" fo:country="US" fo:font-weight="normal" style:font-size-asian="14pt" style:font-weight-asian="normal" style:font-size-complex="14pt" style:font-weight-complex="normal"/>
    </style:style>
    <style:style style:name="T60" style:family="text">
      <style:text-properties officeooo:rsid="00175f55"/>
    </style:style>
    <style:style style:name="T61" style:family="text">
      <style:text-properties officeooo:rsid="002051bd"/>
    </style:style>
    <style:style style:name="T62" style:family="text">
      <style:text-properties officeooo:rsid="0020c37e"/>
    </style:style>
    <style:style style:name="T63" style:family="text">
      <style:text-properties officeooo:rsid="00216767"/>
    </style:style>
    <style:style style:name="T64" style:family="text">
      <style:text-properties officeooo:rsid="0021d720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1">Кафедра МО ЭВМ</text:p>
      <text:p text:style-name="P5"/>
      <text:p text:style-name="P9"/>
      <text:p text:style-name="P9"/>
      <text:p text:style-name="P9"/>
      <text:p text:style-name="P9"/>
      <text:p text:style-name="P15"><text:span text:style-name="Book_20_Title"><text:span text:style-name="T1"/></text:span></text:p>
      <text:p text:style-name="P15"><text:span text:style-name="Book_20_Title"><text:span text:style-name="T1">отчет</text:span></text:span></text:p>
      <text:p text:style-name="P15"><text:span text:style-name="T45">по лабораторной работе №</text:span><text:span text:style-name="T25">3</text:span></text:p>
      <text:p text:style-name="P17">по дисциплине «Организация ЭВМ»</text:p>
      <text:p text:style-name="P16"><text:span text:style-name="Book_20_Title"><text:span text:style-name="T3">Тема: Представление и обработка целых чисел.</text:span></text:span></text:p>
      <text:p text:style-name="P16"><text:span text:style-name="Book_20_Title"><text:span text:style-name="T3">Организация ветвящихся процессов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Студент гр. 9383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7"><text:span text:style-name="T16">Чумак</text:span> <text:span text:style-name="T16">М</text:span>.<text:span text:style-name="T16">А</text:span>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7">Ефрем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10">2020</text:p>
      <text:h text:style-name="P4" text:outline-level="2"><text:tab/>Цель работы.</text:h>
      <text:p text:style-name="P18">Изучить представление целых чисел, научиться их обрабатывать, познакомиться с организаций ветвящихся процессов.</text:p>
      <text:p text:style-name="P21">Задание.</text:p>
      <text:p text:style-name="P55">Разработать на языке Ассемблера программу, которая по заданным целочисленным значениям параметров a, b, i, k вычисляет:</text:p>
      <text:list xml:id="list3448610995" text:style-name="L1">
        <text:list-item>
          <text:p text:style-name="P56">значения функций i1 = f1(a,b,i) и i2 = f2(a,b,i);</text:p>
        </text:list-item>
        <text:list-item>
          <text:p text:style-name="P56">значения результирующей функции res = f3(i1,i2,k),</text:p>
        </text:list-item>
      </text:list>
      <text:p text:style-name="P65">где вид функций f1 и f2 определяется из табл. 2, а функции f3 - из табл.3 по цифрам шифра индивидуального задания (n1,n2,n3), приведенным в табл.4.</text:p>
      <text:p text:style-name="P65"><text:tab/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<text:s/>позволяющие проверить различные маршруты выполнения программы, а также различные знаки параметров a и b.</text:p>
      <text:p text:style-name="P14"><text:span text:style-name="T2"><text:tab/></text:span><text:span text:style-name="T6">Замечания:</text:span></text:p>
      <text:list xml:id="list395788949" text:style-name="L2">
        <text:list-item>
          <text:p text:style-name="P60">при разработке программы нельзя использовать фрагменты, представленные на ЯВУ, в частности, для ввода-вывода данных. Исходные данные должны вводиться, а результаты контролироваться в режиме отладки;</text:p>
        </text:list-item>
        <text:list-item>
          <text:p text:style-name="P60">при вычислении функций f1 и f2 вместо операции умножения следует использовать арифметический сдвиг и, возможно, сложение;</text:p>
        </text:list-item>
        <text:list-item>
          <text:p text:style-name="P60">при вычислении функций f1 и f2 нельзя использовать процедуры;</text:p>
        </text:list-item>
        <text:list-item>
          <text:p text:style-name="P60">при разработке программы следует минимизировать длину кода, для чего, если надо, следует преобразовать исходные выражения для вычисления функций.</text:p>
        </text:list-item>
      </text:list>
      <text:p text:style-name="P25"><text:span text:style-name="T46">Вариант №</text:span><text:span text:style-name="T27">23</text:span><text:span text:style-name="T46">:</text:span></text:p>
      <text:p text:style-name="P66"><text:tab/><text:tab/> <text:s text:c="4"/>/ 20 - 4*i , при a&gt;b</text:p>
      <text:p text:style-name="P26"><text:span text:style-name="T26">i1 = f1 =</text:span><text:span text:style-name="T19"> f5 = &lt;</text:span></text:p>
      <text:p text:style-name="P66"><text:tab/><text:tab/> <text:s text:c="4"/>\ -(6*I - 6), при a&lt;=b</text:p>
      <text:p text:style-name="P66"><text:soft-page-break/><text:tab/><text:tab/> <text:s text:c="4"/>/ 2*(i+1) -4 , при a&gt;b</text:p>
      <text:p text:style-name="P26"><text:span text:style-name="T26">i2 = f2 =</text:span><text:span text:style-name="T19"> f6 = &lt;</text:span></text:p>
      <text:p text:style-name="P66"><text:tab/><text:tab/> <text:s text:c="4"/>\ 5 - 3*(i+1), при a&lt;=b</text:p>
      <text:p text:style-name="P67"><text:tab/><text:tab/> <text:s text:c="4"/>/ min (|i1 - i2|, 2), при k&lt;0</text:p>
      <text:p text:style-name="P26"><text:span text:style-name="T47">i3 = f3 =</text:span><text:span text:style-name="T51"> </text:span><text:span text:style-name="T49">f4 = &lt;</text:span></text:p>
      <text:p text:style-name="P69"><text:span text:style-name="T9"><text:tab/><text:tab/> <text:s text:c="4"/>\ max( -6, -i2), при k&gt;=0</text:span></text:p>
      <text:h text:style-name="P28" text:outline-level="2"><text:tab/>Выполнение работы.</text:h>
      <text:h text:style-name="P34" text:outline-level="2"><text:tab/><text:span text:style-name="T18">В ходе работы была реализована программа на языке Ассемблер, которая</text:span></text:h>
      <text:h text:style-name="P36" text:outline-level="2"><text:span text:style-name="T17">по заданным целочисленным параметрам вычисляет значения функций.</text:span></text:h>
      <text:h text:style-name="P36" text:outline-level="2"><text:span text:style-name="T17">Исходные данные заносятся в программу до выполнения, а выходные данные</text:span></text:h>
      <text:h text:style-name="P36" text:outline-level="2"><text:span text:style-name="T17">отслеживаются через отладчик. Были реализованы следующие функции:</text:span></text:h>
      <text:list xml:id="list1963710448" text:style-name="L3">
        <text:list-item>
          <text:h text:style-name="P37" text:outline-level="2"><text:span text:style-name="T29">f1_1, f1_2 — для нахождения значения f1 (если a</text:span><text:span text:style-name="T32">&gt;</text:span><text:span text:style-name="T29">b, то выполняется f1_1, иначе f1_2);</text:span></text:h>
        </text:list-item>
        <text:list-item>
          <text:h text:style-name="P37" text:outline-level="2"><text:span text:style-name="T29">f2_1, f2_2 — для нахождения значений f2 ( если a</text:span><text:span text:style-name="T32">&gt;</text:span><text:span text:style-name="T29">b, то выполняется f2_1, иначе f2_2);</text:span></text:h>
        </text:list-item>
        <text:list-item>
          <text:h text:style-name="P37" text:outline-level="2"><text:span text:style-name="T29">f3, f3_1, f3_cmp_2, f3_res, f_end — для нахождения значений f3, </text:span><text:span text:style-name="T32">где отдельно происходит сравнение с 2 (f3_cmp_2).</text:span></text:h>
        </text:list-item>
      </text:list>
      <text:h text:style-name="P28" text:outline-level="2"><text:tab/><text:span text:style-name="T7">Следуя четвёртому пункту из замечаний, для минимизации длины кода, было решено упростить следующ</text:span><text:span text:style-name="T8">ую функцию</text:span><text:span text:style-name="T7">:</text:span></text:h>
      <text:h text:style-name="P29" text:outline-level="2"><text:span text:style-name="T30"><text:tab/>f6: </text:span><text:span text:style-name="T29">2*(i+1) - 4 →</text:span><text:span text:style-name="T30"> </text:span><text:span text:style-name="T31">2*i - 2; </text:span><text:span text:style-name="T29">5 - 3*(i+1) →</text:span><text:span text:style-name="T31"> 2 - 3*i</text:span></text:h>
      <text:h text:style-name="P32" text:outline-level="2"><text:tab/>То есть после преобразований функции выглядят следующим образом:</text:h>
      <text:h text:style-name="P30" text:outline-level="2"><text:span text:style-name="T28"><text:tab/></text:span><text:span text:style-name="T29"><text:tab/><text:tab/> <text:s text:c="4"/>/ 20 - 4*i , при a&gt;b</text:span></text:h>
      <text:p text:style-name="P27"><text:span text:style-name="T26">i1 = f1 =</text:span><text:span text:style-name="T19"> f5 = &lt;</text:span></text:p>
      <text:p text:style-name="P27"><text:span text:style-name="T19"><text:tab/><text:tab/> <text:s text:c="4"/>\ -</text:span><text:span text:style-name="T22">(</text:span><text:span text:style-name="T19">6*I </text:span><text:span text:style-name="T22">-</text:span><text:span text:style-name="T19"> 6</text:span><text:span text:style-name="T23">)</text:span><text:span text:style-name="T19">, при a&lt;=b</text:span></text:p>
      <text:p text:style-name="P27"><text:span text:style-name="T19"><text:tab/><text:tab/> <text:s text:c="4"/>/ </text:span><text:span text:style-name="T22">2*i - 2</text:span><text:span text:style-name="T19"> , при a&gt;b</text:span></text:p>
      <text:p text:style-name="P27"><text:span text:style-name="T26">i2 = f2 =</text:span><text:span text:style-name="T19"> f6 = &lt;</text:span></text:p>
      <text:p text:style-name="P27"><text:span text:style-name="T19"><text:tab/><text:tab/> <text:s text:c="4"/>\ </text:span><text:span text:style-name="T22">2 - 3*i</text:span><text:span text:style-name="T19">, при a&lt;=b</text:span></text:p>
      <text:p text:style-name="P68"><text:tab/><text:tab/> <text:s text:c="4"/>/ min (|i1 - i2|, 2), при k&lt;0</text:p>
      <text:p text:style-name="P27"><text:span text:style-name="T47">i3 = f3 =</text:span><text:span text:style-name="T51"> </text:span><text:span text:style-name="T49">f4 = &lt;</text:span></text:p>
      <text:h text:style-name="P35" text:outline-level="2"><text:soft-page-break/><text:span text:style-name="T17"><text:tab/><text:tab/> <text:s text:c="4"/><text:tab/> <text:s text:c="4"/>\ max( -6, -i2), при k&gt;=0</text:span></text:h>
      <text:p text:style-name="P58">Тестирование.</text:p>
      <text:p text:style-name="Text_20_body_20__28_user_29_">1) a = 1, b = 2, i = 2, k = -<text:span text:style-name="T61">2</text:span> =&gt; f1 = -<text:span text:style-name="T61">6</text:span>, f2 = -<text:span text:style-name="T61">4</text:span>, f3 = <text:span text:style-name="T61">2</text:span></text:p>
      <text:p text:style-name="P57">2) a = 1, b = 2, i = 2, k = <text:span text:style-name="T62">1</text:span> =&gt; f1 = -<text:span text:style-name="T62">6</text:span>, f2 = -<text:span text:style-name="T62">4</text:span>, f3 = <text:span text:style-name="T62">4</text:span></text:p>
      <text:p text:style-name="P57">3) a = 2, b = 1, i = 2, k = -2 =&gt; f1 = <text:span text:style-name="T63">12</text:span>, f2 = <text:span text:style-name="T63">2</text:span>, f3 = <text:span text:style-name="T63">2</text:span></text:p>
      <text:p text:style-name="P57">4) a = 2, b = 1, i = 2, k = 1 =&gt; f1 = <text:span text:style-name="T64">12</text:span>, f2 = <text:span text:style-name="T64">2</text:span>, f3 = -<text:span text:style-name="T64">2</text:span></text:p>
      <text:p text:style-name="P58">Выводы.</text:p>
      <text:p text:style-name="P57">Изучено представление целых чисел, получены навыки работы с целыми числами и ветвящимися процессами.</text:p>
      <text:p text:style-name="Text_20_body_20__28_user_29_"><text:span text:style-name="T52">Содержимое файла lb3.asm представлено в приложении А. Содержимое файла lb3.lst представлено в приложении Б.</text:span></text:p>
      <text:h text:style-name="P2" text:outline-level="1">Приложение <text:span text:style-name="T10">A</text:span><text:line-break/>Исходный код программ</text:h>
      <text:p text:style-name="Text_20_body_20__28_user_29_"><text:span text:style-name="T48">Файл </text:span><text:span text:style-name="T40">LAB</text:span><text:span text:style-name="T42">3.ASM</text:span></text:p>
      <text:p text:style-name="P61"><text:span text:style-name="T35">AStack SEGMENT STACK</text:span></text:p>
      <text:p text:style-name="P61"><text:span text:style-name="T35"><text:tab/>DW 32 DUP(?)</text:span></text:p>
      <text:p text:style-name="P61"><text:span text:style-name="T35">AStack ENDS</text:span></text:p>
      <text:p text:style-name="P61"><text:span text:style-name="T35"/></text:p>
      <text:p text:style-name="P61"><text:span text:style-name="T35">DATA SEGMENT</text:span></text:p>
      <text:p text:style-name="P61"><text:span text:style-name="T35">a<text:tab/>DW<text:tab/>2</text:span></text:p>
      <text:p text:style-name="P61"><text:span text:style-name="T35">b<text:tab/>DW<text:tab/>1</text:span></text:p>
      <text:p text:style-name="P61"><text:span text:style-name="T35">i<text:tab/>DW<text:tab/>2</text:span></text:p>
      <text:p text:style-name="P61"><text:span text:style-name="T35">k<text:tab/>DW<text:tab/>1</text:span></text:p>
      <text:p text:style-name="P61"><text:span text:style-name="T35">i1<text:tab/>DW<text:tab/>?</text:span></text:p>
      <text:p text:style-name="P61"><text:span text:style-name="T35">i2<text:tab/>DW<text:tab/>?</text:span></text:p>
      <text:p text:style-name="P61"><text:span text:style-name="T35">res<text:tab/>DW<text:tab/>?</text:span></text:p>
      <text:p text:style-name="P61"><text:span text:style-name="T35">DATA ENDS</text:span></text:p>
      <text:p text:style-name="P61"><text:span text:style-name="T35"/></text:p>
      <text:p text:style-name="P61"><text:span text:style-name="T35">CODE SEGMENT</text:span></text:p>
      <text:p text:style-name="P61"><text:span text:style-name="T35"><text:tab/>ASSUME CS:CODE, DS:DATA, SS:AStack</text:span></text:p>
      <text:p text:style-name="P61"><text:span text:style-name="T35"/></text:p>
      <text:p text:style-name="P61"><text:span text:style-name="T35">Main PROC FAR</text:span></text:p>
      <text:p text:style-name="P61"><text:span text:style-name="T35"><text:tab/>mov ax, DATA</text:span></text:p>
      <text:p text:style-name="P61"><text:span text:style-name="T35"><text:tab/>mov ds, ax</text:span></text:p>
      <text:p text:style-name="P61"><text:span text:style-name="T35">f1_1:</text:span></text:p>
      <text:p text:style-name="P61"><text:span text:style-name="T35"><text:tab/>mov ax, a</text:span></text:p>
      <text:p text:style-name="P61"><text:span text:style-name="T35"><text:tab/>cmp ax, b</text:span></text:p>
      <text:p text:style-name="P61"><text:span text:style-name="T35"><text:tab/>jg f1_2<text:tab/>;если a &gt; b, то переходим к f1_2</text:span></text:p>
      <text:p text:style-name="P61"><text:span text:style-name="T35"><text:tab/><text:tab/><text:tab/>;иначе a &lt;= b, выполняем действия дальше</text:span></text:p>
      <text:p text:style-name="P61"><text:span text:style-name="T35"><text:tab/>mov ax, i</text:span></text:p>
      <text:p text:style-name="P61"><text:span text:style-name="T35"><text:tab/>shl ax, 1<text:tab/>;ax = 2*i</text:span></text:p>
      <text:p text:style-name="P61"><text:span text:style-name="T35"><text:tab/>mov bx, ax<text:tab/>;bx = 2*i</text:span></text:p>
      <text:p text:style-name="P61"><text:soft-page-break/><text:span text:style-name="T35"><text:tab/>shl ax, 1<text:tab/>;ax = 4*i</text:span></text:p>
      <text:p text:style-name="P61"><text:span text:style-name="T35"><text:tab/>add ax, bx<text:tab/>;ax = 6*i</text:span></text:p>
      <text:p text:style-name="P61"><text:span text:style-name="T35"><text:tab/>sub ax, 6<text:tab/>;ax = 6*i-6</text:span></text:p>
      <text:p text:style-name="P61"><text:span text:style-name="T35"><text:tab/>neg ax<text:tab/><text:tab/>;ax = -(6*i-6)</text:span></text:p>
      <text:p text:style-name="P61"><text:span text:style-name="T35"><text:tab/>mov i1, ax</text:span></text:p>
      <text:p text:style-name="P61"><text:span text:style-name="T35"><text:tab/>jmp f2_1</text:span></text:p>
      <text:p text:style-name="P61"><text:span text:style-name="T35">f1_2:</text:span></text:p>
      <text:p text:style-name="P61"><text:span text:style-name="T35"><text:tab/>mov ax, i</text:span></text:p>
      <text:p text:style-name="P61"><text:span text:style-name="T35"><text:tab/>shl ax, 1<text:tab/>;ax = 2*i</text:span></text:p>
      <text:p text:style-name="P61"><text:span text:style-name="T35"><text:tab/>shl ax, 1<text:tab/>;ax = 4*i</text:span></text:p>
      <text:p text:style-name="P61"><text:span text:style-name="T35"><text:tab/>neg ax<text:tab/><text:tab/>;ax = -4*i</text:span></text:p>
      <text:p text:style-name="P61"><text:span text:style-name="T35"><text:tab/>add ax, 20<text:tab/>;ax = -4*i+20, что идентично 20-4*i</text:span></text:p>
      <text:p text:style-name="P61"><text:span text:style-name="T35"><text:tab/>mov i1, ax</text:span></text:p>
      <text:p text:style-name="P61"><text:span text:style-name="T35">f2_1:</text:span></text:p>
      <text:p text:style-name="P61"><text:span text:style-name="T35"><text:tab/>mov ax, a</text:span></text:p>
      <text:p text:style-name="P61"><text:span text:style-name="T35"><text:tab/>cmp ax, b</text:span></text:p>
      <text:p text:style-name="P61"><text:span text:style-name="T35"><text:tab/>jg f2_2<text:tab/>;если a &gt; b, то переходим к f2_2</text:span></text:p>
      <text:p text:style-name="P61"><text:span text:style-name="T35"><text:tab/><text:tab/><text:tab/>;иначе a &lt;= b, выполняем действия дальше</text:span></text:p>
      <text:p text:style-name="P61"><text:span text:style-name="T35"><text:tab/>mov ax, i</text:span></text:p>
      <text:p text:style-name="P61"><text:span text:style-name="T35"><text:tab/>mov bx, ax</text:span></text:p>
      <text:p text:style-name="P61"><text:span text:style-name="T35"><text:tab/>shl ax, 1<text:tab/>;ax = 2*i</text:span></text:p>
      <text:p text:style-name="P61"><text:span text:style-name="T35"><text:tab/>add ax, bx<text:tab/>;ax = 3*i</text:span></text:p>
      <text:p text:style-name="P61"><text:span text:style-name="T35"><text:tab/>neg ax<text:tab/><text:tab/>;ax = -(3*i)</text:span></text:p>
      <text:p text:style-name="P61"><text:span text:style-name="T35"><text:tab/>add ax, 2<text:tab/>;ax = -(3*i)+2, что идентично 2-3*i</text:span></text:p>
      <text:p text:style-name="P61"><text:span text:style-name="T35"><text:tab/>mov i2, ax</text:span></text:p>
      <text:p text:style-name="P61"><text:span text:style-name="T35"><text:tab/>jmp f3</text:span></text:p>
      <text:p text:style-name="P61"><text:span text:style-name="T35">f2_2:</text:span></text:p>
      <text:p text:style-name="P61"><text:span text:style-name="T35"><text:tab/>mov ax, i</text:span></text:p>
      <text:p text:style-name="P61"><text:span text:style-name="T35"><text:tab/>shl ax, 1<text:tab/>;ax = 2*i</text:span></text:p>
      <text:p text:style-name="P61"><text:span text:style-name="T35"><text:tab/>sub ax, 2<text:tab/>;ax = 2*i-2</text:span></text:p>
      <text:p text:style-name="P61"><text:soft-page-break/><text:span text:style-name="T35"><text:tab/>mov i2, ax</text:span></text:p>
      <text:p text:style-name="P61"><text:span text:style-name="T35">f3:</text:span></text:p>
      <text:p text:style-name="P61"><text:span text:style-name="T35"><text:tab/>mov ax, k</text:span></text:p>
      <text:p text:style-name="P61"><text:span text:style-name="T35"><text:tab/>cmp k, 0</text:span></text:p>
      <text:p text:style-name="P61"><text:span text:style-name="T35"><text:tab/>jl f3_1<text:tab/>;если k &lt; 0, то переходим к f3_1</text:span></text:p>
      <text:p text:style-name="P61"><text:span text:style-name="T35"><text:tab/><text:tab/><text:tab/>;иначе k &gt;= 0, выполняем действия дальше</text:span></text:p>
      <text:p text:style-name="P61"><text:span text:style-name="T35"><text:tab/>mov ax, i2<text:tab/>;ax = i2</text:span></text:p>
      <text:p text:style-name="P61"><text:span text:style-name="T35"><text:tab/>neg ax<text:tab/><text:tab/>;ax = -i2</text:span></text:p>
      <text:p text:style-name="P61"><text:span text:style-name="T35"><text:tab/>cmp ax, -6</text:span></text:p>
      <text:p text:style-name="P61"><text:span text:style-name="T35"><text:tab/>jg f3_res<text:tab/>;если ax &gt; -6, то переходим к выводу -i2</text:span></text:p>
      <text:p text:style-name="P61"><text:span text:style-name="T35"><text:tab/>mov res, -6<text:tab/>;иначе res = -6</text:span></text:p>
      <text:p text:style-name="P61"><text:span text:style-name="T35"><text:tab/>jmp f_end</text:span></text:p>
      <text:p text:style-name="P61"><text:span text:style-name="T35">f3_1:</text:span></text:p>
      <text:p text:style-name="P61"><text:span text:style-name="T35"><text:tab/>mov ax, i1<text:tab/>;ax = i1</text:span></text:p>
      <text:p text:style-name="P61"><text:span text:style-name="T35"><text:tab/>sub ax, i2<text:tab/>;ax = i1-i2</text:span></text:p>
      <text:p text:style-name="P61"><text:span text:style-name="T35"><text:tab/>cmp ax, 0<text:tab/></text:span></text:p>
      <text:p text:style-name="P61"><text:span text:style-name="T35"><text:tab/>jg f3_cmp_2<text:tab/>;если ax &gt; 0, то переходим к сравнению с 2</text:span></text:p>
      <text:p text:style-name="P61"><text:span text:style-name="T35"><text:tab/><text:tab/><text:tab/>;иначе идём берём модуль</text:span></text:p>
      <text:p text:style-name="P61"><text:span text:style-name="T35"><text:tab/>neg ax<text:tab/><text:tab/>;ax = -i1+i2</text:span></text:p>
      <text:p text:style-name="P61"><text:span text:style-name="T35">f3_cmp_2:</text:span></text:p>
      <text:p text:style-name="P61"><text:span text:style-name="T35"><text:tab/>cmp ax, 2</text:span></text:p>
      <text:p text:style-name="P61"><text:span text:style-name="T35"><text:tab/>jl f3_res<text:tab/>;если ax &lt; 2, то переходим к выводу ax</text:span></text:p>
      <text:p text:style-name="P61"><text:span text:style-name="T35"><text:tab/>mov res, 2</text:span></text:p>
      <text:p text:style-name="P61"><text:span text:style-name="T35"><text:tab/>jmp f_end<text:tab/></text:span></text:p>
      <text:p text:style-name="P61"><text:span text:style-name="T35">f3_res:</text:span></text:p>
      <text:p text:style-name="P61"><text:span text:style-name="T35"><text:tab/>mov res, ax</text:span></text:p>
      <text:p text:style-name="P61"><text:span text:style-name="T35"><text:tab/>jmp f_end</text:span></text:p>
      <text:p text:style-name="P61"><text:span text:style-name="T35">f_end:</text:span></text:p>
      <text:p text:style-name="P61"><text:span text:style-name="T35"><text:tab/>mov ah, 4ch</text:span></text:p>
      <text:p text:style-name="P61"><text:span text:style-name="T35"><text:tab/>int 21h</text:span></text:p>
      <text:p text:style-name="P61"><text:soft-page-break/><text:span text:style-name="T35">Main<text:tab/>ENDP</text:span></text:p>
      <text:p text:style-name="P61"><text:span text:style-name="T35">CODE<text:tab/>ENDS</text:span></text:p>
      <text:p text:style-name="P61"><text:span text:style-name="T35"><text:tab/>END Main</text:span></text:p>
      <text:h text:style-name="P2" text:outline-level="1">Приложение <text:span text:style-name="T10">B</text:span><text:line-break/>Диагностическое сообщение</text:h>
      <text:p text:style-name="P64"><text:span text:style-name="T48">Файл </text:span><text:span text:style-name="T56">L</text:span><text:span text:style-name="T57">AB</text:span><text:span text:style-name="T58">3</text:span><text:span text:style-name="T48">.</text:span><text:span text:style-name="T42">LST</text:span></text:p>
      <text:p text:style-name="P64"><text:span text:style-name="T59">#Microsoft (R) Macro Assembler Version 5.10 <text:s text:c="17"/>11/10/20 23:46:2</text:span></text:p>
      <text:p text:style-name="P61"><text:span text:style-name="T53"><text:s text:c="61"/>Page <text:s text:c="4"/>1-1</text:span></text:p>
      <text:p text:style-name="P61"><text:span text:style-name="T53"><text:s/>0000<text:tab/><text:tab/><text:tab/><text:tab/>AStack SEGMENT STACK</text:span></text:p>
      <text:p text:style-name="P61"><text:span text:style-name="T53"><text:s/>0000 <text:s/>0020[<text:tab/><text:tab/><text:tab/><text:tab/>DW 32 DUP(?)</text:span></text:p>
      <text:p text:style-name="P61"><text:span text:style-name="T53"><text:tab/> <text:s text:c="2"/>????<text:tab/><text:tab/><text:tab/></text:span></text:p>
      <text:p text:style-name="P61"><text:span text:style-name="T53"><text:tab/><text:tab/><text:tab/> ]<text:tab/></text:span></text:p>
      <text:p text:style-name="P61"><text:span text:style-name="T53"><text:s/>0040<text:tab/><text:tab/><text:tab/><text:tab/>AStack ENDS</text:span></text:p>
      <text:p text:style-name="P61"><text:span text:style-name="T53"><text:tab/><text:tab/><text:tab/><text:tab/></text:span></text:p>
      <text:p text:style-name="P61"><text:span text:style-name="T53"><text:s/>0000<text:tab/><text:tab/><text:tab/><text:tab/>DATA SEGMENT</text:span></text:p>
      <text:p text:style-name="P61"><text:span text:style-name="T53"><text:s/>0000 <text:s/>0002<text:tab/><text:tab/><text:tab/>a<text:tab/>DW<text:tab/>2</text:span></text:p>
      <text:p text:style-name="P61"><text:span text:style-name="T53"><text:s/>0002 <text:s/>0001<text:tab/><text:tab/><text:tab/>b<text:tab/>DW<text:tab/>1</text:span></text:p>
      <text:p text:style-name="P61"><text:span text:style-name="T53"><text:s/>0004 <text:s/>0002<text:tab/><text:tab/><text:tab/>i<text:tab/>DW<text:tab/>2</text:span></text:p>
      <text:p text:style-name="P61"><text:span text:style-name="T53"><text:s/>0006 <text:s/>0001<text:tab/><text:tab/><text:tab/>k<text:tab/>DW<text:tab/>1</text:span></text:p>
      <text:p text:style-name="P61"><text:span text:style-name="T53"><text:s/>0008 <text:s/>0000<text:tab/><text:tab/><text:tab/>i1<text:tab/>DW<text:tab/>?</text:span></text:p>
      <text:p text:style-name="P61"><text:span text:style-name="T53"><text:s/>000A <text:s/>0000<text:tab/><text:tab/><text:tab/>i2<text:tab/>DW<text:tab/>?</text:span></text:p>
      <text:p text:style-name="P61"><text:span text:style-name="T53"><text:s/>000C <text:s/>0000<text:tab/><text:tab/><text:tab/>res<text:tab/>DW<text:tab/>?</text:span></text:p>
      <text:p text:style-name="P61"><text:span text:style-name="T53"><text:s/>000E<text:tab/><text:tab/><text:tab/><text:tab/>DATA ENDS</text:span></text:p>
      <text:p text:style-name="P61"><text:span text:style-name="T53"><text:tab/><text:tab/><text:tab/><text:tab/></text:span></text:p>
      <text:p text:style-name="P61"><text:span text:style-name="T53"><text:s/>0000<text:tab/><text:tab/><text:tab/><text:tab/>CODE SEGMENT</text:span></text:p>
      <text:p text:style-name="P61"><text:span text:style-name="T53"><text:tab/><text:tab/><text:tab/><text:tab/><text:tab/>ASSUME CS:CODE, DS:DATA, SS:AStack</text:span></text:p>
      <text:p text:style-name="P61"><text:span text:style-name="T53"><text:tab/><text:tab/><text:tab/><text:tab/></text:span></text:p>
      <text:p text:style-name="P61"><text:span text:style-name="T53"><text:s/>0000<text:tab/><text:tab/><text:tab/><text:tab/>Main PROC FAR</text:span></text:p>
      <text:p text:style-name="P61"><text:span text:style-name="T53"><text:s/>0000 <text:s/>B8 ---- R<text:tab/><text:tab/><text:tab/>mov ax, DATA</text:span></text:p>
      <text:p text:style-name="P61"><text:span text:style-name="T53"><text:s/>0003 <text:s/>8E D8<text:tab/><text:tab/><text:tab/><text:tab/>mov ds, ax</text:span></text:p>
      <text:p text:style-name="P61"><text:span text:style-name="T53"><text:s/>0005<text:tab/><text:tab/><text:tab/><text:tab/>f1_1:</text:span></text:p>
      <text:p text:style-name="P61"><text:span text:style-name="T53"><text:s/>0005 <text:s/>A1 0000 R<text:tab/><text:tab/><text:tab/>mov ax, a</text:span></text:p>
      <text:p text:style-name="P61"><text:span text:style-name="T53"><text:s/>0008 <text:s/>3B 06 0002 R<text:tab/><text:tab/><text:tab/>cmp ax, b</text:span></text:p>
      <text:p text:style-name="P61"><text:soft-page-break/><text:span text:style-name="T53"><text:s/>000C <text:s/>7F 16<text:tab/><text:tab/><text:tab/><text:tab/>jg f1_2<text:tab/>;РµСЃР»Рё a &gt; b, С‚Рѕ РїРµСЂРµС</text:span></text:p>
      <text:p text:style-name="P61"><text:span text:style-name="T53"><text:tab/><text:tab/><text:tab/><text:tab/>…РѕРґРёРј Рє f1_2</text:span></text:p>
      <text:p text:style-name="P61"><text:span text:style-name="T53"><text:tab/><text:tab/><text:tab/><text:tab/><text:tab/><text:tab/><text:tab/>;РёРЅР°С‡Рµ a &lt;= b, РІС</text:span></text:p>
      <text:p text:style-name="P61"><text:span text:style-name="T53"><text:tab/><text:tab/><text:tab/><text:tab/>‹РїРѕР»РЅСЏРµРј РґРµР№СЃС‚РІРёСЏ РґР°Р»СЊС€Рµ</text:span></text:p>
      <text:p text:style-name="P61"><text:span text:style-name="T53"><text:s/>000E <text:s/>A1 0004 R<text:tab/><text:tab/><text:tab/>mov ax, i</text:span></text:p>
      <text:p text:style-name="P61"><text:span text:style-name="T53"><text:s/>0011 <text:s/>D1 E0<text:tab/><text:tab/><text:tab/><text:tab/>shl ax, 1<text:tab/>;ax = 2*i</text:span></text:p>
      <text:p text:style-name="P61"><text:span text:style-name="T53"><text:s/>0013 <text:s/>8B D8<text:tab/><text:tab/><text:tab/><text:tab/>mov bx, ax<text:tab/>;bx = 2*i</text:span></text:p>
      <text:p text:style-name="P61"><text:span text:style-name="T53"><text:s/>0015 <text:s/>D1 E0<text:tab/><text:tab/><text:tab/><text:tab/>shl ax, 1<text:tab/>;ax = 4*i</text:span></text:p>
      <text:p text:style-name="P61"><text:span text:style-name="T53"><text:s/>0017 <text:s/>03 C3<text:tab/><text:tab/><text:tab/><text:tab/>add ax, bx<text:tab/>;ax = 6*i</text:span></text:p>
      <text:p text:style-name="P61"><text:span text:style-name="T53"><text:s/>0019 <text:s/>2D 0006<text:tab/><text:tab/><text:tab/><text:tab/>sub ax, 6<text:tab/>;ax = 6*i-6</text:span></text:p>
      <text:p text:style-name="P61"><text:span text:style-name="T53"><text:s/>001C <text:s/>F7 D8<text:tab/><text:tab/><text:tab/><text:tab/>neg ax<text:tab/><text:tab/>;ax = -(6*i-6)</text:span></text:p>
      <text:p text:style-name="P61"><text:span text:style-name="T53"><text:s/>001E <text:s/>A3 0008 R<text:tab/><text:tab/><text:tab/>mov i1, ax</text:span></text:p>
      <text:p text:style-name="P61"><text:span text:style-name="T53"><text:s/>0021 <text:s/>EB 10 90<text:tab/><text:tab/><text:tab/><text:tab/>jmp f2_1</text:span></text:p>
      <text:p text:style-name="P61"><text:span text:style-name="T53"><text:s/>0024<text:tab/><text:tab/><text:tab/><text:tab/>f1_2:</text:span></text:p>
      <text:p text:style-name="P61"><text:span text:style-name="T53"><text:s/>0024 <text:s/>A1 0004 R<text:tab/><text:tab/><text:tab/>mov ax, i</text:span></text:p>
      <text:p text:style-name="P61"><text:span text:style-name="T53"><text:s/>0027 <text:s/>D1 E0<text:tab/><text:tab/><text:tab/><text:tab/>shl ax, 1<text:tab/>;ax = 2*i</text:span></text:p>
      <text:p text:style-name="P61"><text:span text:style-name="T53"><text:s/>0029 <text:s/>D1 E0<text:tab/><text:tab/><text:tab/><text:tab/>shl ax, 1<text:tab/>;ax = 4*i</text:span></text:p>
      <text:p text:style-name="P61"><text:span text:style-name="T53"><text:s/>002B <text:s/>F7 D8<text:tab/><text:tab/><text:tab/><text:tab/>neg ax<text:tab/><text:tab/>;ax = -4*i</text:span></text:p>
      <text:p text:style-name="P61"><text:span text:style-name="T53"><text:s/>002D <text:s/>05 0014<text:tab/><text:tab/><text:tab/><text:tab/>add ax, 20<text:tab/>;ax = -4*i+20, С‡С‚Рѕ Р</text:span></text:p>
      <text:p text:style-name="P61"><text:span text:style-name="T53"><text:tab/><text:tab/><text:tab/><text:tab/>ёРґРµРЅС‚РёС‡РЅРѕ 20-4*i</text:span></text:p>
      <text:p text:style-name="P61"><text:span text:style-name="T53"><text:s/>0030 <text:s/>A3 0008 R<text:tab/><text:tab/><text:tab/>mov i1, ax</text:span></text:p>
      <text:p text:style-name="P61"><text:span text:style-name="T53"><text:s/>0033<text:tab/><text:tab/><text:tab/><text:tab/>f2_1:</text:span></text:p>
      <text:p text:style-name="P61"><text:span text:style-name="T53"><text:s/>0033 <text:s/>A1 0000 R<text:tab/><text:tab/><text:tab/>mov ax, a</text:span></text:p>
      <text:p text:style-name="P61"><text:span text:style-name="T53"><text:s/>0036 <text:s/>3B 06 0002 R<text:tab/><text:tab/><text:tab/>cmp ax, b</text:span></text:p>
      <text:p text:style-name="P61"><text:span text:style-name="T53"><text:s/>003A <text:s/>7F 14<text:tab/><text:tab/><text:tab/><text:tab/>jg f2_2<text:tab/>;РµСЃР»Рё a &gt; b, С‚Рѕ РїРµСЂРµС</text:span></text:p>
      <text:p text:style-name="P61"><text:span text:style-name="T53"><text:tab/><text:tab/><text:tab/><text:tab/>…РѕРґРёРј Рє f2_2</text:span></text:p>
      <text:p text:style-name="P63"><text:span text:style-name="T53"><text:tab/><text:tab/><text:tab/><text:tab/><text:tab/><text:tab/><text:tab/>;РёРЅР°С‡Рµ a &lt;= b, РІС</text:span></text:p>
      <text:p text:style-name="P61"><text:soft-page-break/><text:span text:style-name="T53"><text:s/>003C <text:s/>A1 0004 R<text:tab/><text:tab/><text:tab/>mov ax, i</text:span></text:p>
      <text:p text:style-name="P61"><text:span text:style-name="T53"><text:s/>003F <text:s/>8B D8<text:tab/><text:tab/><text:tab/><text:tab/>mov bx, ax</text:span></text:p>
      <text:p text:style-name="P61"><text:span text:style-name="T53"><text:s/>0041 <text:s/>D1 E0<text:tab/><text:tab/><text:tab/><text:tab/>shl ax, 1<text:tab/>;ax = 2*i</text:span></text:p>
      <text:p text:style-name="P61"><text:span text:style-name="T53"><text:s/>0043 <text:s/>03 C3<text:tab/><text:tab/><text:tab/><text:tab/>add ax, bx<text:tab/>;ax = 3*i</text:span></text:p>
      <text:p text:style-name="P61"><text:span text:style-name="T53"><text:s/>0045 <text:s/>F7 D8<text:tab/><text:tab/><text:tab/><text:tab/>neg ax<text:tab/><text:tab/>;ax = -(3*i)</text:span></text:p>
      <text:p text:style-name="P61"><text:span text:style-name="T53"><text:s/>0047 <text:s/>05 0002<text:tab/><text:tab/><text:tab/><text:tab/>add ax, 2<text:tab/>;ax = -(3*i)+2, С‡С‚Рѕ </text:span></text:p>
      <text:p text:style-name="P61"><text:span text:style-name="T53"><text:tab/><text:tab/><text:tab/><text:tab/>РёРґРµРЅС‚РёС‡РЅРѕ 2-3*i</text:span></text:p>
      <text:p text:style-name="P61"><text:span text:style-name="T53"><text:s/>004A <text:s/>A3 000A R<text:tab/><text:tab/><text:tab/>mov i2, ax</text:span></text:p>
      <text:p text:style-name="P61"><text:span text:style-name="T53"><text:s/>004D <text:s/>EB 0C 90<text:tab/><text:tab/><text:tab/><text:tab/>jmp f3</text:span></text:p>
      <text:p text:style-name="P61"><text:span text:style-name="T53"><text:s/>0050<text:tab/><text:tab/><text:tab/><text:tab/>f2_2:</text:span></text:p>
      <text:p text:style-name="P61"><text:span text:style-name="T53"><text:s/>0050 <text:s/>A1 0004 R<text:tab/><text:tab/><text:tab/>mov ax, i</text:span></text:p>
      <text:p text:style-name="P61"><text:span text:style-name="T53"><text:s/>0053 <text:s/>D1 E0<text:tab/><text:tab/><text:tab/><text:tab/>shl ax, 1<text:tab/>;ax = 2*i</text:span></text:p>
      <text:p text:style-name="P61"><text:span text:style-name="T53"><text:s/>0055 <text:s/>2D 0002<text:tab/><text:tab/><text:tab/><text:tab/>sub ax, 2<text:tab/>;ax = 2*i-2</text:span></text:p>
      <text:p text:style-name="P61"><text:span text:style-name="T53"><text:s/>0058 <text:s/>A3 000A R<text:tab/><text:tab/><text:tab/>mov i2, ax</text:span></text:p>
      <text:p text:style-name="P61"><text:span text:style-name="T53"><text:s/>005B<text:tab/><text:tab/><text:tab/><text:tab/>f3:</text:span></text:p>
      <text:p text:style-name="P61"><text:span text:style-name="T53"><text:s/>005B <text:s/>A1 0006 R<text:tab/><text:tab/><text:tab/>mov ax, k</text:span></text:p>
      <text:p text:style-name="P61"><text:span text:style-name="T53"><text:s/>005E <text:s/>83 3E 0006 R 00<text:tab/><text:tab/><text:tab/>cmp k, 0</text:span></text:p>
      <text:p text:style-name="P61"><text:span text:style-name="T53"><text:s/>0063 <text:s/>7C 13<text:tab/><text:tab/><text:tab/><text:tab/>jl f3_1<text:tab/>;РµСЃР»Рё k &lt; 0, С‚Рѕ РїРµСЂРµС</text:span></text:p>
      <text:p text:style-name="P61"><text:span text:style-name="T53"><text:tab/><text:tab/><text:tab/><text:tab/>…РѕРґРёРј Рє f3_1</text:span></text:p>
      <text:p text:style-name="P61"><text:span text:style-name="T53"><text:tab/><text:tab/><text:tab/><text:tab/><text:tab/><text:tab/><text:tab/>;РёРЅР°С‡Рµ k &gt;= 0, РІС</text:span></text:p>
      <text:p text:style-name="P61"><text:span text:style-name="T53"><text:tab/><text:tab/><text:tab/><text:tab/>‹РїРѕР»РЅСЏРµРј РґРµР№СЃС‚РІРёСЏ РґР°Р»СЊС€Рµ</text:span></text:p>
      <text:p text:style-name="P61"><text:span text:style-name="T53"><text:s/>0065 <text:s/>A1 000A R<text:tab/><text:tab/><text:tab/>mov ax, i2<text:tab/>;ax = i2</text:span></text:p>
      <text:p text:style-name="P61"><text:span text:style-name="T53"><text:s/>0068 <text:s/>F7 D8<text:tab/><text:tab/><text:tab/><text:tab/>neg ax<text:tab/><text:tab/>;ax = -i2</text:span></text:p>
      <text:p text:style-name="P61"><text:span text:style-name="T53"><text:s/>006A <text:s/>3D FFFA<text:tab/><text:tab/><text:tab/><text:tab/>cmp ax, -6</text:span></text:p>
      <text:p text:style-name="P61"><text:span text:style-name="T53"><text:s/>006D <text:s/>7F 25<text:tab/><text:tab/><text:tab/><text:tab/>jg f3_res<text:tab/>;РµСЃР»Рё ax &gt; -6, С‚Рѕ</text:span></text:p>
      <text:p text:style-name="P61"><text:span text:style-name="T53"><text:tab/><text:tab/><text:tab/><text:tab/> РїРµСЂРµС…РѕРґРёРј Рє РІС‹РІРѕРґСѓ -i2</text:span></text:p>
      <text:p text:style-name="P61"><text:span text:style-name="T53"><text:s/>006F <text:s/>C7 06 000C R FFFA<text:tab/><text:tab/>mov res, -6<text:tab/>;РёРЅР°С‡Рµ res = -6</text:span></text:p>
      <text:p text:style-name="P61"><text:span text:style-name="T53"><text:s/>0075 <text:s/>EB 23 90<text:tab/><text:tab/><text:tab/><text:tab/>jmp f_end</text:span></text:p>
      <text:p text:style-name="P61"><text:soft-page-break/><text:span text:style-name="T53"><text:s/>0078<text:tab/><text:tab/><text:tab/><text:tab/>f3_1:</text:span></text:p>
      <text:p text:style-name="P61"><text:span text:style-name="T53"><text:s/>0078 <text:s/>A1 0008 R<text:tab/><text:tab/><text:tab/>mov ax, i1<text:tab/>;ax = i1</text:span></text:p>
      <text:p text:style-name="P61"><text:span text:style-name="T53"><text:s/>007B <text:s/>2B 06 000A R<text:tab/><text:tab/><text:tab/>sub ax, i2<text:tab/>;ax = i1-i2</text:span></text:p>
      <text:p text:style-name="P61"><text:span text:style-name="T53"><text:s/>007F <text:s/>3D 0000<text:tab/><text:tab/><text:tab/><text:tab/>cmp ax, 0<text:tab/></text:span></text:p>
      <text:p text:style-name="P61"><text:span text:style-name="T53"><text:s/>0082 <text:s/>7F 02<text:tab/><text:tab/><text:tab/><text:tab/>jg f3_cmp_2<text:tab/>;РµСЃР»Рё ax &gt; 0, С‚Рѕ </text:span></text:p>
      <text:p text:style-name="P61"><text:span text:style-name="T53"><text:tab/><text:tab/><text:tab/><text:tab/>РїРµСЂРµС…РѕРґРёРј Рє СЃСЂР°РІРЅРµРЅРёСЋ СЃ 2</text:span></text:p>
      <text:p text:style-name="P61"><text:span text:style-name="T53"><text:tab/><text:tab/><text:tab/><text:tab/><text:tab/><text:tab/><text:tab/>;РёРЅР°С‡Рµ РёРґС‘Рј Р±</text:span></text:p>
      <text:p text:style-name="P61"><text:span text:style-name="T53"><text:tab/><text:tab/><text:tab/><text:tab/>РµСЂС‘Рј РјРѕРґСѓР»СЊ</text:span></text:p>
      <text:p text:style-name="P61"><text:span text:style-name="T53"><text:s/>0084 <text:s/>F7 D8<text:tab/><text:tab/><text:tab/><text:tab/>neg ax<text:tab/><text:tab/>;ax = -i1+i2</text:span></text:p>
      <text:p text:style-name="P61"><text:span text:style-name="T53"><text:s/>0086<text:tab/><text:tab/><text:tab/><text:tab/>f3_cmp_2:</text:span></text:p>
      <text:p text:style-name="P61"><text:span text:style-name="T53"><text:s/>0086 <text:s/>3D 0002<text:tab/><text:tab/><text:tab/><text:tab/>cmp ax, 2</text:span></text:p>
      <text:p text:style-name="P61"><text:span text:style-name="T53"><text:s/>0089 <text:s/>7C 09<text:tab/><text:tab/><text:tab/><text:tab/>jl f3_res<text:tab/>;РµСЃР»Рё ax &lt; 2, С‚Рѕ </text:span></text:p>
      <text:p text:style-name="P61"><text:span text:style-name="T53"><text:tab/><text:tab/><text:tab/><text:tab/>РїРµСЂРµС…РѕРґРёРј Рє РІС‹РІРѕРґСѓ ax</text:span></text:p>
      <text:p text:style-name="P61"><text:span text:style-name="T53"><text:s/>008B <text:s/>C7 06 000C R 0002<text:tab/><text:tab/>mov res, 2</text:span></text:p>
      <text:p text:style-name="P61"><text:span text:style-name="T53"><text:s/>0091 <text:s/>EB 07 90<text:tab/><text:tab/><text:tab/><text:tab/>jmp f_end<text:tab/></text:span></text:p>
      <text:p text:style-name="P61"><text:span text:style-name="T53"><text:s/>0094<text:tab/><text:tab/><text:tab/><text:tab/>f3_res:</text:span></text:p>
      <text:p text:style-name="P61"><text:span text:style-name="T53"><text:s/>0094 <text:s/>A3 000C R<text:tab/><text:tab/><text:tab/>mov res, ax</text:span></text:p>
      <text:p text:style-name="P61"><text:span text:style-name="T53"><text:s/>0097 <text:s/>EB 01 90<text:tab/><text:tab/><text:tab/><text:tab/>jmp f_end</text:span></text:p>
      <text:p text:style-name="P61"><text:span text:style-name="T53"><text:s/>009A<text:tab/><text:tab/><text:tab/><text:tab/>f_end:</text:span></text:p>
      <text:p text:style-name="P61"><text:span text:style-name="T53"><text:s/>009A <text:s/>B4 4C<text:tab/><text:tab/><text:tab/><text:tab/>mov ah, 4ch</text:span></text:p>
      <text:p text:style-name="P61"><text:span text:style-name="T53"><text:s/>009C <text:s/>CD 21<text:tab/><text:tab/><text:tab/><text:tab/>int 21h</text:span></text:p>
      <text:p text:style-name="P61"><text:span text:style-name="T53"><text:s/>009E<text:tab/><text:tab/><text:tab/><text:tab/>Main<text:tab/>ENDP</text:span></text:p>
      <text:p text:style-name="P61"><text:span text:style-name="T53"><text:s/>009E<text:tab/><text:tab/><text:tab/><text:tab/>CODE<text:tab/>ENDS</text:span></text:p>
      <text:p text:style-name="P63"><text:span text:style-name="T53"><text:tab/><text:tab/><text:tab/><text:tab/><text:tab/>END Main</text:span></text:p>
      <text:p text:style-name="P61"><text:span text:style-name="T53"><text:s text:c="61"/>Symbols-1</text:span></text:p>
      <text:p text:style-name="P61"><text:span text:style-name="T53"/></text:p>
      <text:p text:style-name="P61"><text:span text:style-name="T53">Segments and Groups:</text:span></text:p>
      <text:p text:style-name="P61"><text:span text:style-name="T53"/></text:p>
      <text:p text:style-name="P61"><text:soft-page-break/><text:span text:style-name="T53"><text:s text:c="16"/>N a m e <text:s text:c="8"/><text:tab/>Length<text:tab/> Align<text:tab/>Combine Class</text:span></text:p>
      <text:p text:style-name="P61"><text:span text:style-name="T53"/></text:p>
      <text:p text:style-name="P61"><text:span text:style-name="T53">ASTACK . . . . . . . . . . . . . <text:s/><text:tab/>0040<text:tab/>PARA<text:tab/>STACK<text:tab/></text:span></text:p>
      <text:p text:style-name="P61"><text:span text:style-name="T53">CODE . . . . . . . . . . . . . . <text:s/><text:tab/>009E<text:tab/>PARA<text:tab/>NONE<text:tab/></text:span></text:p>
      <text:p text:style-name="P61"><text:span text:style-name="T53">DATA . . . . . . . . . . . . . . <text:s/><text:tab/>000E<text:tab/>PARA<text:tab/>NONE<text:tab/></text:span></text:p>
      <text:p text:style-name="P61"><text:span text:style-name="T53"/></text:p>
      <text:p text:style-name="P61"><text:span text:style-name="T53">Symbols: <text:s text:c="11"/></text:span></text:p>
      <text:p text:style-name="P61"><text:span text:style-name="T53"/></text:p>
      <text:p text:style-name="P61"><text:span text:style-name="T53"><text:s text:c="16"/>N a m e <text:s text:c="8"/><text:tab/>Type<text:tab/> Value<text:tab/> Attr</text:span></text:p>
      <text:p text:style-name="P61"><text:span text:style-name="T53"/></text:p>
      <text:p text:style-name="P61"><text:span text:style-name="T53">A <text:s/>. . . . . . . . . . . . . . . <text:s/><text:tab/>L WORD<text:tab/>0000<text:tab/>DATA</text:span></text:p>
      <text:p text:style-name="P61"><text:span text:style-name="T53"/></text:p>
      <text:p text:style-name="P61"><text:span text:style-name="T53">B <text:s/>. . . . . . . . . . . . . . . <text:s/><text:tab/>L WORD<text:tab/>0002<text:tab/>DATA</text:span></text:p>
      <text:p text:style-name="P61"><text:span text:style-name="T53"/></text:p>
      <text:p text:style-name="P61"><text:span text:style-name="T53">F1_1 . . . . . . . . . . . . . . <text:s/><text:tab/>L NEAR<text:tab/>0005<text:tab/>CODE</text:span></text:p>
      <text:p text:style-name="P61"><text:span text:style-name="T53">F1_2 . . . . . . . . . . . . . . <text:s/><text:tab/>L NEAR<text:tab/>0024<text:tab/>CODE</text:span></text:p>
      <text:p text:style-name="P61"><text:span text:style-name="T53">F2_1 . . . . . . . . . . . . . . <text:s/><text:tab/>L NEAR<text:tab/>0033<text:tab/>CODE</text:span></text:p>
      <text:p text:style-name="P61"><text:span text:style-name="T53">F2_2 . . . . . . . . . . . . . . <text:s/><text:tab/>L NEAR<text:tab/>0050<text:tab/>CODE</text:span></text:p>
      <text:p text:style-name="P61"><text:span text:style-name="T53">F3 . . . . . . . . . . . . . . . <text:s/><text:tab/>L NEAR<text:tab/>005B<text:tab/>CODE</text:span></text:p>
      <text:p text:style-name="P61"><text:span text:style-name="T53">F3_1 . . . . . . . . . . . . . . <text:s/><text:tab/>L NEAR<text:tab/>0078<text:tab/>CODE</text:span></text:p>
      <text:p text:style-name="P61"><text:span text:style-name="T53">F3_CMP_2 . . . . . . . . . . . . <text:s/><text:tab/>L NEAR<text:tab/>0086<text:tab/>CODE</text:span></text:p>
      <text:p text:style-name="P61"><text:span text:style-name="T53">F3_RES . . . . . . . . . . . . . <text:s/><text:tab/>L NEAR<text:tab/>0094<text:tab/>CODE</text:span></text:p>
      <text:p text:style-name="P61"><text:span text:style-name="T53">F_END <text:s/>. . . . . . . . . . . . . <text:s/><text:tab/>L NEAR<text:tab/>009A<text:tab/>CODE</text:span></text:p>
      <text:p text:style-name="P61"><text:span text:style-name="T53"/></text:p>
      <text:p text:style-name="P61"><text:span text:style-name="T53">I <text:s/>. . . . . . . . . . . . . . . <text:s/><text:tab/>L WORD<text:tab/>0004<text:tab/>DATA</text:span></text:p>
      <text:p text:style-name="P61"><text:span text:style-name="T53">I1 . . . . . . . . . . . . . . . <text:s/><text:tab/>L WORD<text:tab/>0008<text:tab/>DATA</text:span></text:p>
      <text:p text:style-name="P61"><text:span text:style-name="T53">I2 . . . . . . . . . . . . . . . <text:s/><text:tab/>L WORD<text:tab/>000A<text:tab/>DATA</text:span></text:p>
      <text:p text:style-name="P61"><text:span text:style-name="T53"/></text:p>
      <text:p text:style-name="P61"><text:span text:style-name="T53">K <text:s/>. . . . . . . . . . . . . . . <text:s/><text:tab/>L WORD<text:tab/>0006<text:tab/>DATA</text:span></text:p>
      <text:p text:style-name="P61"><text:span text:style-name="T53"/></text:p>
      <text:p text:style-name="P61"><text:soft-page-break/><text:span text:style-name="T53">MAIN . . . . . . . . . . . . . . <text:s/><text:tab/>F PROC<text:tab/>0000<text:tab/>CODE<text:tab/>Length = 009E</text:span></text:p>
      <text:p text:style-name="P61"><text:span text:style-name="T53"/></text:p>
      <text:p text:style-name="P61"><text:span text:style-name="T53">RES <text:s/>. . . . . . . . . . . . . . <text:s/><text:tab/>L WORD<text:tab/>000C<text:tab/>DATA</text:span></text:p>
      <text:p text:style-name="P61"><text:span text:style-name="T53"/></text:p>
      <text:p text:style-name="P61"><text:span text:style-name="T53">@CPU . . . . . . . . . . . . . . <text:s/><text:tab/>TEXT <text:s/>0101h<text:tab/><text:tab/></text:span></text:p>
      <text:p text:style-name="P61"><text:span text:style-name="T53">@FILENAME <text:s/>. . . . . . . . . . . <text:s/><text:tab/>TEXT <text:s/>LAB3<text:tab/><text:tab/></text:span></text:p>
      <text:p text:style-name="P61"><text:span text:style-name="T53">@VERSION . . . . . . . . . . . . <text:s/><text:tab/>TEXT <text:s/>510<text:tab/><text:tab/></text:span></text:p>
      <text:p text:style-name="P61"><text:span text:style-name="T53"/></text:p>
      <text:p text:style-name="P61"><text:span text:style-name="T53"/></text:p>
      <text:p text:style-name="P61"><text:span text:style-name="T53"><text:s text:c="5"/>91 Source <text:s/>Lines</text:span></text:p>
      <text:p text:style-name="P61"><text:span text:style-name="T53"><text:s text:c="5"/>91 Total <text:s text:c="2"/>Lines</text:span></text:p>
      <text:p text:style-name="P61"><text:span text:style-name="T53"><text:s text:c="5"/>25 Symbols</text:span></text:p>
      <text:p text:style-name="P61"><text:span text:style-name="T53"/></text:p>
      <text:p text:style-name="P61"><text:span text:style-name="T53"><text:s text:c="2"/>47962 + 459298 Bytes symbol space free</text:span></text:p>
      <text:p text:style-name="P61"><text:span text:style-name="T53"/></text:p>
      <text:p text:style-name="P61"><text:span text:style-name="T53"><text:s text:c="6"/>0 Warning Errors</text:span></text:p>
      <text:p text:style-name="P61"><text:span text:style-name="T53"><text:s text:c="6"/>0 Severe <text:s/>Erro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cm" fo:margin-bottom="0cm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0-11-10T23:49:03.670997443</dc:date>
    <meta:editing-cycles>12</meta:editing-cycles>
    <meta:editing-duration>PT32M42S</meta:editing-duration>
    <meta:generator>LibreOffice/6.4.6.2$Linux_X86_64 LibreOffice_project/40$Build-2</meta:generator>
    <meta:document-statistic meta:table-count="1" meta:image-count="0" meta:object-count="0" meta:page-count="14" meta:paragraph-count="300" meta:word-count="2058" meta:character-count="9767" meta:non-whitespace-character-count="70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